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text-indent="0cm" style:auto-text-indent="false" fo:padding="0cm" fo:border="none"/>
      <style:text-properties fo:font-weight="bold" style:font-weight-asian="bold" style:font-weight-complex="bold" loext:padding="0cm" loext:border="none"/>
    </style:style>
    <style:style style:name="P3" style:family="paragraph" style:parent-style-name="Standard">
      <style:text-properties officeooo:rsid="00055c98" officeooo:paragraph-rsid="00055c98"/>
    </style:style>
    <style:style style:name="P4" style:family="paragraph" style:parent-style-name="Text_20_body">
      <style:text-properties officeooo:rsid="00055c98" officeooo:paragraph-rsid="00055c98" loext:padding="0cm" loext:border="none"/>
    </style:style>
    <style:style style:name="P5" style:family="paragraph" style:parent-style-name="Text_20_body">
      <style:text-properties fo:font-weight="bold" officeooo:rsid="00055c98" officeooo:paragraph-rsid="00055c98" style:font-weight-asian="bold" style:font-weight-complex="bold" loext:padding="0cm" loext:border="none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Questão 1</text:p>
      <text:p text:style-name="Standard"/>
      <text:p text:style-name="Standard">import java.util.HashMap;</text:p>
      <text:p text:style-name="Standard">import java.util.Map;</text:p>
      <text:p text:style-name="Standard"/>
      <text:p text:style-name="Standard">public class BitmapFrequency {</text:p>
      <text:p text:style-name="Standard"/>
      <text:p text:style-name="Standard"><text:s text:c="4"/>public static void main(String[] args) {</text:p>
      <text:p text:style-name="Standard"><text:s text:c="8"/>int[] vector = {1, 2, 3, 1, 4, 5, 1, 2, 15, 1};</text:p>
      <text:p text:style-name="Standard"><text:s text:c="8"/>System.out.println(getFrequency(vector));</text:p>
      <text:p text:style-name="Standard"><text:s text:c="4"/>}</text:p>
      <text:p text:style-name="Standard"/>
      <text:p text:style-name="Standard"><text:s text:c="4"/>private static String getFrequency(int[] vector) {</text:p>
      <text:p text:style-name="Standard"><text:s text:c="8"/>int maxValue = 15;</text:p>
      <text:p text:style-name="Standard"><text:s text:c="8"/>int[] frequency = new int[maxValue + 1];</text:p>
      <text:p text:style-name="Standard"/>
      <text:p text:style-name="Standard"><text:s text:c="8"/>for (int num : vector) {</text:p>
      <text:p text:style-name="Standard"><text:s text:c="12"/>frequency[num]++;</text:p>
      <text:p text:style-name="Standard"><text:s text:c="8"/>}</text:p>
      <text:p text:style-name="Standard"/>
      <text:p text:style-name="Standard"><text:s text:c="8"/>StringBuilder result = new StringBuilder();</text:p>
      <text:p text:style-name="Standard"><text:s text:c="8"/>for (int i = 0; i &lt; frequency.length; i++) {</text:p>
      <text:p text:style-name="Standard"><text:s text:c="12"/>if (frequency[i] &gt; 0) {</text:p>
      <text:p text:style-name="Standard"><text:s text:c="16"/>result.append("The integer '").append(i).append("' appeared ").append(frequency[i]).append(" times.\n");</text:p>
      <text:p text:style-name="Standard"><text:s text:c="12"/>}</text:p>
      <text:p text:style-name="Standard"><text:s text:c="8"/>}</text:p>
      <text:p text:style-name="Standard"/>
      <text:p text:style-name="Standard"><text:s text:c="8"/>return result.toString();</text:p>
      <text:p text:style-name="Standard"><text:s text:c="4"/>}</text:p>
      <text:p text:style-name="Standard">}</text:p>
      <text:p text:style-name="Standard"/>
      <text:p text:style-name="Standard"/>
      <text:p text:style-name="P3">QUESTÃO 2</text:p>
      <text:p text:style-name="P3"/>
      <text:p text:style-name="P3">public class BitmapFrequencyRequest {</text:p>
      <text:p text:style-name="P3"><text:s text:c="4"/>private int[] vector;</text:p>
      <text:p text:style-name="P3"/>
      <text:p text:style-name="P3"><text:s text:c="4"/>// Getter and setter methods</text:p>
      <text:p text:style-name="P3"><text:s text:c="4"/>public int[] getVector() {</text:p>
      <text:p text:style-name="P3"><text:s text:c="8"/>return vector;</text:p>
      <text:p text:style-name="P3"><text:s text:c="4"/>}</text:p>
      <text:p text:style-name="P3"/>
      <text:p text:style-name="P3"><text:s text:c="4"/>public void setVector(int[] vector) {</text:p>
      <text:p text:style-name="P3"><text:s text:c="8"/>this.vector = vector;</text:p>
      <text:p text:style-name="P3"><text:s text:c="4"/>}</text:p>
      <text:p text:style-name="P3">}</text:p>
      <text:p text:style-name="P3"/>
      <text:p text:style-name="P3">import java.util.HashMap;</text:p>
      <text:p text:style-name="P3">import java.util.Map;</text:p>
      <text:p text:style-name="P3"/>
      <text:p text:style-name="P3"><text:soft-page-break/>public class BitmapFrequencyResponse {</text:p>
      <text:p text:style-name="P3"><text:s text:c="4"/>private Map&lt;Integer, Integer&gt; frequencyMap;</text:p>
      <text:p text:style-name="P3"/>
      <text:p text:style-name="P3"><text:s text:c="4"/>public BitmapFrequencyResponse() {</text:p>
      <text:p text:style-name="P3"><text:s text:c="8"/>this.frequencyMap = new HashMap&lt;&gt;();</text:p>
      <text:p text:style-name="P3"><text:s text:c="8"/>for (int i = 0; i &lt;= 15; i++) {</text:p>
      <text:p text:style-name="P3"><text:s text:c="12"/>frequencyMap.put(i, 0);</text:p>
      <text:p text:style-name="P3"><text:s text:c="8"/>}</text:p>
      <text:p text:style-name="P3"><text:s text:c="4"/>}</text:p>
      <text:p text:style-name="P3"/>
      <text:p text:style-name="P3"><text:s text:c="4"/>// Getter and setter methods</text:p>
      <text:p text:style-name="P3"><text:s text:c="4"/>public Map&lt;Integer, Integer&gt; getFrequencyMap() {</text:p>
      <text:p text:style-name="P3"><text:s text:c="8"/>return frequencyMap;</text:p>
      <text:p text:style-name="P3"><text:s text:c="4"/>}</text:p>
      <text:p text:style-name="P3"/>
      <text:p text:style-name="P3"><text:s text:c="4"/>public void setFrequencyMap(Map&lt;Integer, Integer&gt; frequencyMap) {</text:p>
      <text:p text:style-name="P3"><text:s text:c="8"/>this.frequencyMap = frequencyMap;</text:p>
      <text:p text:style-name="P3"><text:s text:c="4"/>}</text:p>
      <text:p text:style-name="P3">}</text:p>
      <text:p text:style-name="P3"/>
      <text:p text:style-name="P3"/>
      <text:p text:style-name="P5">Implemente a API REST para o algoritmo usando Spring</text:p>
      <text:p text:style-name="P2">java</text:p>
      <text:p text:style-name="P1"/>
      <text:p text:style-name="P3">import org.springframework.http.HttpStatus;</text:p>
      <text:p text:style-name="P3">import org.springframework.http.ResponseEntity;</text:p>
      <text:p text:style-name="P3">import org.springframework.web.bind.annotation.PostMapping;</text:p>
      <text:p text:style-name="P3">import org.springframework.web.bind.annotation.RequestBody;</text:p>
      <text:p text:style-name="P3">import org.springframework.web.bind.annotation.RequestMapping;</text:p>
      <text:p text:style-name="P3">import org.springframework.web.bind.annotation.RestController;</text:p>
      <text:p text:style-name="P3"/>
      <text:p text:style-name="P3">@RestController</text:p>
      <text:p text:style-name="P3">@RequestMapping("/api/bitmap-frequency")</text:p>
      <text:p text:style-name="P3">public class BitmapFrequencyController {</text:p>
      <text:p text:style-name="P3"/>
      <text:p text:style-name="P3"><text:s text:c="4"/>@PostMapping</text:p>
      <text:p text:style-name="P3"><text:s text:c="4"/>public ResponseEntity&lt;BitmapFrequencyResponse&gt; calculateBitmapFrequency(</text:p>
      <text:p text:style-name="P3"><text:s text:c="12"/>@RequestBody BitmapFrequencyRequest request) {</text:p>
      <text:p text:style-name="P3"><text:s text:c="8"/>int[] vector = request.getVector();</text:p>
      <text:p text:style-name="P3"><text:s text:c="8"/>if (vector == null || vector.length == 0) {</text:p>
      <text:p text:style-name="P3"><text:s text:c="12"/>return new ResponseEntity&lt;&gt;(HttpStatus.BAD_REQUEST);</text:p>
      <text:p text:style-name="P3"><text:s text:c="8"/>}</text:p>
      <text:p text:style-name="P3"/>
      <text:p text:style-name="P3"><text:s text:c="8"/>Map&lt;Integer, Integer&gt; frequencyMap = new HashMap&lt;&gt;();</text:p>
      <text:p text:style-name="P3"><text:s text:c="8"/>for (int i = 0; i &lt; vector.length; i++) {</text:p>
      <text:p text:style-name="P3"><text:s text:c="12"/>int value = vector[i];</text:p>
      <text:p text:style-name="P3"><text:s text:c="12"/>if (value &gt;= 0 &amp;&amp; value &lt;= 15) {</text:p>
      <text:p text:style-name="P3"><text:s text:c="16"/>frequencyMap.put(value, frequencyMap.getOrDefault(value, 0) + 1);</text:p>
      <text:p text:style-name="P3"><text:s text:c="12"/>}</text:p>
      <text:p text:style-name="P3"><text:s text:c="8"/>}</text:p>
      <text:p text:style-name="P3"/>
      <text:p text:style-name="P3"><text:s text:c="8"/>BitmapFrequencyResponse response = new BitmapFrequencyResponse();</text:p>
      <text:p text:style-name="P3"><text:soft-page-break/><text:s text:c="8"/>response.setFrequencyMap(frequencyMap);</text:p>
      <text:p text:style-name="P3"/>
      <text:p text:style-name="P3"><text:s text:c="8"/>return new ResponseEntity&lt;&gt;(response, HttpStatus.OK);</text:p>
      <text:p text:style-name="P3"><text:s text:c="4"/>}</text:p>
      <text:p text:style-name="P3">}</text:p>
      <text:p text:style-name="P3"/>
      <text:p text:style-name="P3"/>
      <text:p text:style-name="P5">Adicione as dependências necessárias ao seu projeto (</text:p>
      <text:p text:style-name="P3">&lt;dependencies&gt;</text:p>
      <text:p text:style-name="P3"><text:s text:c="4"/>&lt;dependency&gt;</text:p>
      <text:p text:style-name="P3"><text:s text:c="8"/>&lt;groupId&gt;org.springframework.boot&lt;/groupId&gt;</text:p>
      <text:p text:style-name="P3"><text:s text:c="8"/>&lt;artifactId&gt;spring-boot-starter-web&lt;/artifactId&gt;</text:p>
      <text:p text:style-name="P3"><text:s text:c="4"/>&lt;/dependency&gt;</text:p>
      <text:p text:style-name="P3">&lt;/dependencies&gt;</text:p>
      <text:p text:style-name="P3"/>
      <text:p text:style-name="P3"/>
      <text:p text:style-name="P3"/>
      <text:p text:style-name="P3"/>
      <text:p text:style-name="P3">QUESTÃO 3</text:p>
      <text:p text:style-name="P3"/>
      <text:p text:style-name="P3">import java.util.List;</text:p>
      <text:p text:style-name="P3">import java.util.Map;</text:p>
      <text:p text:style-name="P3"/>
      <text:p text:style-name="P3">public class LogFileResponse {</text:p>
      <text:p text:style-name="P3"><text:s text:c="4"/>private List&lt;Map&lt;String, String&gt;&gt; logs;</text:p>
      <text:p text:style-name="P3"/>
      <text:p text:style-name="P3"><text:s text:c="4"/>public LogFileResponse() {</text:p>
      <text:p text:style-name="P3"><text:s text:c="4"/>}</text:p>
      <text:p text:style-name="P3"/>
      <text:p text:style-name="P3"><text:s text:c="4"/>public LogFileResponse(List&lt;Map&lt;String, String&gt;&gt; logs) {</text:p>
      <text:p text:style-name="P3"><text:s text:c="8"/>this.logs = logs;</text:p>
      <text:p text:style-name="P3"><text:s text:c="4"/>}</text:p>
      <text:p text:style-name="P3"/>
      <text:p text:style-name="P3"><text:s text:c="4"/>public List&lt;Map&lt;String, String&gt;&gt; getLogs() {</text:p>
      <text:p text:style-name="P3"><text:s text:c="8"/>return logs;</text:p>
      <text:p text:style-name="P3"><text:s text:c="4"/>}</text:p>
      <text:p text:style-name="P3"/>
      <text:p text:style-name="P3"><text:s text:c="4"/>public void setLogs(List&lt;Map&lt;String, String&gt;&gt; logs) {</text:p>
      <text:p text:style-name="P3"><text:s text:c="8"/>this.logs = logs;</text:p>
      <text:p text:style-name="P3"><text:s text:c="4"/>}</text:p>
      <text:p text:style-name="P3">}</text:p>
      <text:p text:style-name="P3"/>
      <text:p text:style-name="P3"/>
      <text:p text:style-name="P4">Implemente a API REST para ler o</text:p>
      <text:p text:style-name="P4"/>
      <text:p text:style-name="P4">import org.springframework.http.HttpStatus;</text:p>
      <text:p text:style-name="P4">import org.springframework.http.ResponseEntity;</text:p>
      <text:p text:style-name="P4">import org.springframework.web.bind.annotation.GetMapping;</text:p>
      <text:p text:style-name="P4"><text:soft-page-break/>import org.springframework.web.bind.annotation.RequestMapping;</text:p>
      <text:p text:style-name="P4">import org.springframework.web.bind.annotation.RestController;</text:p>
      <text:p text:style-name="P4"/>
      <text:p text:style-name="P4">import java.io.BufferedReader;</text:p>
      <text:p text:style-name="P4">import java.io.FileReader;</text:p>
      <text:p text:style-name="P4">import java.io.IOException;</text:p>
      <text:p text:style-name="P4">import java.text.ParseException;</text:p>
      <text:p text:style-name="P4">import java.text.SimpleDateFormat;</text:p>
      <text:p text:style-name="P4">import java.util.ArrayList;</text:p>
      <text:p text:style-name="P4">import java.util.HashMap;</text:p>
      <text:p text:style-name="P4">import java.util.List;</text:p>
      <text:p text:style-name="P4">import java.util.Map;</text:p>
      <text:p text:style-name="P4">import java.util.TimeZone;</text:p>
      <text:p text:style-name="P4"/>
      <text:p text:style-name="P4">@RestController</text:p>
      <text:p text:style-name="P4">@RequestMapping("/api/log-analysis")</text:p>
      <text:p text:style-name="P4">public class LogAnalysisController {</text:p>
      <text:p text:style-name="P4"/>
      <text:p text:style-name="P4"><text:s text:c="4"/>@GetMapping</text:p>
      <text:p text:style-name="P4"><text:s text:c="4"/>public ResponseEntity&lt;LogFileResponse&gt; analyzeLogFile() {</text:p>
      <text:p text:style-name="P4"><text:s text:c="8"/>List&lt;Map&lt;String, String&gt;&gt; logs = new ArrayList&lt;&gt;();</text:p>
      <text:p text:style-name="P4"/>
      <text:p text:style-name="P4"><text:s text:c="8"/>SimpleDateFormat formatter = new SimpleDateFormat("HH:mm:ss.SSS");</text:p>
      <text:p text:style-name="P4"><text:s text:c="8"/>formatter.setTimeZone(TimeZone.getTimeZone("UTC"));</text:p>
      <text:p text:style-name="P4"/>
      <text:p text:style-name="P4"><text:s text:c="8"/>try (BufferedReader reader = new BufferedReader(new FileReader("path/to/your/logfile.txt"))) {</text:p>
      <text:p text:style-name="P4"><text:s text:c="12"/>String line;</text:p>
      <text:p text:style-name="P4"><text:s text:c="12"/>while ((line = reader.readLine()) != null) {</text:p>
      <text:p text:style-name="P4"><text:s text:c="16"/>String[] parts = line.split(";");</text:p>
      <text:p text:style-name="P4"/>
      <text:p text:style-name="P4"><text:s text:c="16"/>Map&lt;String, String&gt; log = new HashMap&lt;&gt;();</text:p>
      <text:p text:style-name="P4"><text:soft-page-break/><text:s text:c="16"/>log.put("Hora", parts[0]);</text:p>
      <text:p text:style-name="P4"><text:s text:c="16"/>log.put("Super-Heroi", parts[1]);</text:p>
      <text:p text:style-name="P4"><text:s text:c="16"/>log.put("No Volta", parts[2]);</text:p>
      <text:p text:style-name="P4"><text:s text:c="16"/>log.put("Tempo Volta", parts[3]);</text:p>
      <text:p text:style-name="P4"><text:s text:c="16"/>log.put("Velocidade média da volta", parts[4]);</text:p>
      <text:p text:style-name="P4"/>
      <text:p text:style-name="P4"><text:s text:c="16"/>logs.add(log);</text:p>
      <text:p text:style-name="P4"><text:s text:c="12"/>}</text:p>
      <text:p text:style-name="P4"><text:s text:c="8"/>} catch (IOException e) {</text:p>
      <text:p text:style-name="P4"><text:s text:c="12"/>e.printStackTrace();</text:p>
      <text:p text:style-name="P4"><text:s text:c="12"/>return new ResponseEntity&lt;&gt;(HttpStatus.INTERNAL_SERVER_ERROR);</text:p>
      <text:p text:style-name="P4"><text:s text:c="8"/>}</text:p>
      <text:p text:style-name="P4"/>
      <text:p text:style-name="P4"><text:s text:c="8"/>LogFileResponse response = new LogFileResponse(logs);</text:p>
      <text:p text:style-name="P4"><text:s text:c="8"/>return new ResponseEntity&lt;&gt;(response, HttpStatus.OK);</text:p>
      <text:p text:style-name="P4"><text:s text:c="4"/>}</text:p>
      <text:p text:style-name="P4">}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1T08:32:38.712000000</meta:creation-date>
    <dc:date>2024-04-01T08:41:32.154000000</dc:date>
    <meta:editing-duration>PT8M53S</meta:editing-duration>
    <meta:editing-cycles>1</meta:editing-cycles>
    <meta:document-statistic meta:table-count="0" meta:image-count="0" meta:object-count="0" meta:page-count="5" meta:paragraph-count="150" meta:word-count="462" meta:character-count="5222" meta:non-whitespace-character-count="4130"/>
    <meta:generator>LibreOffice/24.2.1.2$Windows_X86_64 LibreOffice_project/db4def46b0453cc22e2d0305797cf981b68ef5ac</meta:generator>
  </office:meta>
</office:document-meta>
</file>